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'Courier New', Courier, monospace"/>
  </office:font-face-decls>
  <office:automatic-styles>
    <style:style style:name="P1" style:family="paragraph" style:parent-style-name="Preformatted_20_Text">
      <style:paragraph-properties fo:margin-left="0cm" fo:margin-right="0cm" fo:line-height="160%" fo:orphans="2" fo:widows="2" fo:text-indent="0cm" style:auto-text-indent="false"/>
      <style:text-properties fo:font-variant="normal" fo:text-transform="none" fo:color="#212121" loext:opacity="100%" fo:letter-spacing="normal"/>
    </style:style>
    <style:style style:name="P2" style:family="paragraph" style:parent-style-name="Preformatted_20_Text">
      <style:paragraph-properties fo:line-height="160%" fo:orphans="2" fo:widows="2"/>
      <style:text-properties fo:font-variant="normal" fo:text-transform="none" fo:color="#212121" loext:opacity="100%" fo:letter-spacing="normal"/>
    </style:style>
    <style:style style:name="P3" style:family="paragraph" style:parent-style-name="Preformatted_20_Text">
      <style:paragraph-properties fo:line-height="160%" fo:orphans="2" fo:widows="2"/>
      <style:text-properties fo:font-variant="normal" fo:text-transform="none" fo:color="#212121" loext:opacity="100%" style:font-name="Roboto Mono" fo:font-size="10.5pt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style:contextual-spacing="false" fo:line-height="160%" fo:orphans="2" fo:widows="2"/>
      <style:text-properties fo:font-variant="normal" fo:text-transform="none" fo:color="#212121" loext:opacity="100%" style:font-name="Roboto Mono" fo:font-size="10.5pt" fo:letter-spacing="normal" fo:font-style="normal" fo:font-weight="normal"/>
    </style:style>
    <style:style style:name="P5" style:family="paragraph" style:parent-style-name="Preformatted_20_Text">
      <style:paragraph-properties fo:line-height="160%" fo:orphans="2" fo:widows="2"/>
      <style:text-properties fo:font-variant="normal" fo:text-transform="none" fo:color="#ff7700" loext:opacity="100%" style:font-name="Roboto Mono" fo:font-size="10.5pt" fo:letter-spacing="normal" fo:font-style="normal" fo:font-weight="bold"/>
    </style:style>
    <style:style style:name="P6" style:family="paragraph" style:parent-style-name="Preformatted_20_Text">
      <style:paragraph-properties fo:line-height="160%" fo:orphans="2" fo:widows="2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212121" loext:opacity="100%" style:font-name="Arial" fo:font-size="10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ff7700" loext:opacity="100%" style:text-line-through-style="none" style:text-line-through-type="none" style:font-name="Arial" fo:font-size="10.5pt" fo:letter-spacing="normal" fo:font-style="normal" style:text-underline-style="none" fo:font-weight="bold" style:text-blinking="false" loext:padding="0cm" loext:border="none"/>
    </style:style>
    <style:style style:name="T3" style:family="text">
      <style:text-properties fo:color="#ff7700" loext:opacity="100%" style:font-name="Roboto Mono" fo:font-size="10.5pt" fo:font-style="normal" fo:font-weight="bold"/>
    </style:style>
    <style:style style:name="T4" style:family="text">
      <style:text-properties fo:color="#ff7700" loext:opacity="100%" fo:font-weight="bold"/>
    </style:style>
    <style:style style:name="T5" style:family="text">
      <style:text-properties style:font-name="Roboto Mono"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cifra_tom"/><text:span text:style-name="T1">Tono: </text:span><text:a xlink:type="simple" xlink:href="https://www.cifraclub.com/barak/la-tierra-canta/#" text:style-name="Internet_20_link" text:visited-style-name="Visited_20_Internet_20_Link"><text:span text:style-name="T2">Bm</text:span></text:a><text:bookmark text:name="cifra_afi"/><text:bookmark text:name="cifra_capo"/></text:p>
      <text:p text:style-name="P1"><text:s text:c="3"/><text:span text:style-name="T3">Bm</text:span></text:p>
      <text:p text:style-name="P3">Se abren los cielos</text:p>
      <text:p text:style-name="P2"><text:s text:c="6"/><text:span text:style-name="T3">G</text:span><text:span text:style-name="T5"> <text:s text:c="19"/></text:span><text:span text:style-name="T3">D</text:span><text:span text:style-name="T5"> <text:s text:c="2"/></text:span><text:span text:style-name="T3">A</text:span></text:p>
      <text:p text:style-name="P3">Se escucha un sonido celestial</text:p>
      <text:p text:style-name="P2"><text:s/><text:span text:style-name="T3">Bm</text:span></text:p>
      <text:p text:style-name="P3">Unido a la voces</text:p>
      <text:p text:style-name="P2"><text:s text:c="7"/><text:span text:style-name="T3">G</text:span><text:span text:style-name="T5"> <text:s text:c="22"/></text:span><text:span text:style-name="T3">D</text:span><text:span text:style-name="T5"> <text:s/></text:span><text:span text:style-name="T3">A</text:span></text:p>
      <text:p text:style-name="P3">De un pueblo que te quiere adorar</text:p>
      <text:p text:style-name="P2"><text:s text:c="5"/><text:span text:style-name="T3">Bm</text:span></text:p>
      <text:p text:style-name="P3">El espíritu de Dios</text:p>
      <text:p text:style-name="P2"><text:s text:c="4"/><text:span text:style-name="T3">G</text:span><text:span text:style-name="T5"> <text:s text:c="20"/></text:span><text:span text:style-name="T3">D</text:span><text:span text:style-name="T5"> <text:s/></text:span><text:span text:style-name="T3">A</text:span></text:p>
      <text:p text:style-name="P3">Se mueve libre en este lugar</text:p>
      <text:p text:style-name="P2"><text:s text:c="4"/><text:span text:style-name="T3">Bm</text:span></text:p>
      <text:p text:style-name="P3">El padre alegre esta</text:p>
      <text:p text:style-name="P2"><text:s text:c="4"/><text:span text:style-name="T3">G</text:span><text:span text:style-name="T5"> <text:s text:c="23"/></text:span><text:span text:style-name="T3">D</text:span><text:span text:style-name="T5"> <text:s text:c="2"/></text:span><text:span text:style-name="T3">A</text:span></text:p>
      <text:p text:style-name="P3">Al ver la novia unirse a adorar</text:p>
      <text:p text:style-name="P3">Se escucha</text:p>
      <text:p text:style-name="P6"/>
      <text:p text:style-name="P5">Bm</text:p>
      <text:p text:style-name="P2"><text:s text:c="3"/><text:span text:style-name="T5">La tierra canta</text:span></text:p>
      <text:p text:style-name="P5">G</text:p>
      <text:p text:style-name="P2"><text:s text:c="3"/><text:span text:style-name="T5">El cielo adora</text:span></text:p>
      <text:p text:style-name="P3"><text:span text:style-name="T4">D</text:span> <text:s text:c="16"/><text:span text:style-name="T4">A</text:span></text:p>
      <text:p text:style-name="P2"><text:s text:c="3"/><text:span text:style-name="T5">Y todos gritan</text:span></text:p>
      <text:p text:style-name="P2"><text:s text:c="18"/><text:span text:style-name="T3">Bm</text:span></text:p>
      <text:p text:style-name="P3">Que tu eres santo</text:p>
      <text:p text:style-name="P5">Bm</text:p>
      <text:p text:style-name="P3">Angeles se unen hoy</text:p>
      <text:p text:style-name="P2"><text:s text:c="4"/><text:span text:style-name="T3">G</text:span></text:p>
      <text:p text:style-name="P3">Cantamos a una sola voz</text:p>
      <text:p text:style-name="P2"><text:s/><text:span text:style-name="T3">D</text:span><text:span text:style-name="T5"> <text:s text:c="5"/></text:span><text:span text:style-name="T3">A</text:span></text:p>
      <text:p text:style-name="P4">Santo, Santo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1:28:25.879738556</meta:creation-date>
    <dc:date>2024-03-30T11:30:32.852739046</dc:date>
    <meta:editing-duration>PT2M11S</meta:editing-duration>
    <meta:editing-cycles>1</meta:editing-cycles>
    <meta:document-statistic meta:table-count="0" meta:image-count="0" meta:object-count="0" meta:page-count="1" meta:paragraph-count="32" meta:word-count="94" meta:character-count="547" meta:non-whitespace-character-count="308"/>
    <meta:generator>LibreOffice/7.3.7.2$Linux_X86_64 LibreOffice_project/30$Build-2</meta:generator>
  </office:meta>
</office:document-meta>
</file>